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paragraph-rsid="00992337" style:font-name-asian="Droid Sans Fallback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751b2" officeooo:paragraph-rsid="0017d811" style:font-name-asian="Droid Sans Fallback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751b2" officeooo:paragraph-rsid="00992337" style:font-name-asian="Droid Sans Fallback" style:font-size-asian="8pt" style:font-weight-asian="normal" style:font-size-complex="8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8pt" fo:font-weight="normal" officeooo:rsid="009b1f90" officeooo:paragraph-rsid="009b1f90" style:font-name-asian="Droid Sans Fallback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指尖流年</text:p>
      <text:p text:style-name="P2"/>
      <text:p text:style-name="P1">一夜春風</text:p>
      <text:p text:style-name="P1">滿地殘紅</text:p>
      <text:p text:style-name="P1">花謝花開</text:p>
      <text:p text:style-name="P1">尚有來年！</text:p>
      <text:p text:style-name="P1"/>
      <text:p text:style-name="P1">指尖流沙</text:p>
      <text:p text:style-name="P1">掌心年華</text:p>
      <text:p text:style-name="P1">世間憾事</text:p>
      <text:p text:style-name="P3">誰知還有來生！</text:p>
      <text:p text:style-name="P3"/>
      <text:p text:style-name="P3"/>
      <text:p text:style-name="P4">2022.4.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26T14:07:39.251014911</dc:date>
    <meta:editing-duration>PT3H46M53S</meta:editing-duration>
    <meta:editing-cycles>139</meta:editing-cycles>
    <meta:document-statistic meta:table-count="0" meta:image-count="0" meta:object-count="0" meta:page-count="1" meta:paragraph-count="10" meta:word-count="41" meta:character-count="48" meta:non-whitespace-character-count="48"/>
  </office:meta>
</office:document-meta>
</file>